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660" officeooo:paragraph-rsid="001336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HRW</text:p>
      <text:p text:style-name="Standard">Repetition #1</text:p>
      <text:p text:style-name="Standard">Train data: 1731 positives, 1731 negatives</text:p>
      <text:p text:style-name="Standard">Test data: 192 positives, 192 negatives</text:p>
      <text:p text:style-name="Standard">Fold 1, Train: AUROC=0.967756 AUPR=0.969697; Test: AUROC=0.871718, AUPR=0.890513</text:p>
      <text:p text:style-name="Standard">Train data: 1731 positives, 1731 negatives</text:p>
      <text:p text:style-name="Standard">Test data: 192 positives, 192 negatives</text:p>
      <text:p text:style-name="Standard">Fold 2, Train: AUROC=0.968085 AUPR=0.969960; Test: AUROC=0.865451, AUPR=0.890305</text:p>
      <text:p text:style-name="Standard">Train data: 1731 positives, 1730 negatives</text:p>
      <text:p text:style-name="Standard">Test data: 192 positives, 193 negatives</text:p>
      <text:p text:style-name="Standard">Fold 3, Train: AUROC=0.970251 AUPR=0.971700; Test: AUROC=0.848500, AUPR=0.884615</text:p>
      <text:p text:style-name="Standard">Train data: 1730 positives, 1731 negatives</text:p>
      <text:p text:style-name="Standard">Test data: 193 positives, 192 negatives</text:p>
      <text:p text:style-name="Standard">Fold 4, Train: AUROC=0.968786 AUPR=0.970207; Test: AUROC=0.848176, AUPR=0.884079</text:p>
      <text:p text:style-name="Standard">Train data: 1731 positives, 1731 negatives</text:p>
      <text:p text:style-name="Standard">Test data: 192 positives, 192 negatives</text:p>
      <text:p text:style-name="Standard">Fold 5, Train: AUROC=0.969254 AUPR=0.971000; Test: AUROC=0.853950, AUPR=0.883076</text:p>
      <text:p text:style-name="Standard">Train data: 1731 positives, 1731 negatives</text:p>
      <text:p text:style-name="Standard">Test data: 192 positives, 192 negatives</text:p>
      <text:p text:style-name="Standard">Fold 6, Train: AUROC=0.970466 AUPR=0.971599; Test: AUROC=0.829129, AUPR=0.866833</text:p>
      <text:p text:style-name="Standard">Train data: 1731 positives, 1731 negatives</text:p>
      <text:p text:style-name="Standard">Test data: 192 positives, 192 negatives</text:p>
      <text:p text:style-name="Standard">Fold 7, Train: AUROC=0.967526 AUPR=0.970005; Test: AUROC=0.849772, AUPR=0.887048</text:p>
      <text:p text:style-name="Standard">Train data: 1730 positives, 1730 negatives</text:p>
      <text:p text:style-name="Standard">Test data: 193 positives, 193 negatives</text:p>
      <text:p text:style-name="Standard">Fold 8, Train: AUROC=0.968636 AUPR=0.970578; Test: AUROC=0.871594, AUPR=0.904126</text:p>
      <text:p text:style-name="Standard">Train data: 1730 positives, 1731 negatives</text:p>
      <text:p text:style-name="Standard">Test data: 193 positives, 192 negatives</text:p>
      <text:p text:style-name="Standard">Fold 9, Train: AUROC=0.969364 AUPR=0.970887; Test: AUROC=0.844964, AUPR=0.884429</text:p>
      <text:p text:style-name="Standard">Train data: 1731 positives, 1730 negatives</text:p>
      <text:p text:style-name="Standard">Test data: 192 positives, 193 negatives</text:p>
      <text:p text:style-name="Standard">Fold 10, Train: AUROC=0.967866 AUPR=0.970302; Test: AUROC=0.830230, AUPR=0.861768</text:p>
      <text:p text:style-name="Standard">Repetition #2</text:p>
      <text:p text:style-name="Standard">Train data: 1731 positives, 1731 negatives</text:p>
      <text:p text:style-name="Standard">Test data: 192 positives, 192 negatives</text:p>
      <text:p text:style-name="Standard">Fold 1, Train: AUROC=0.963913 AUPR=0.965989; Test: AUROC=0.860569, AUPR=0.888731</text:p>
      <text:p text:style-name="Standard">Train data: 1731 positives, 1731 negatives</text:p>
      <text:p text:style-name="Standard">Test data: 192 positives, 192 negatives</text:p>
      <text:p text:style-name="Standard">Fold 2, Train: AUROC=0.965311 AUPR=0.966411; Test: AUROC=0.834473, AUPR=0.874713</text:p>
      <text:p text:style-name="Standard">Train data: 1730 positives, 1731 negatives</text:p>
      <text:p text:style-name="Standard">Test data: 193 positives, 192 negatives</text:p>
      <text:p text:style-name="Standard">Fold 3, Train: AUROC=0.964561 AUPR=0.966770; Test: AUROC=0.851954, AUPR=0.878832</text:p>
      <text:p text:style-name="Standard">Train data: 1731 positives, 1731 negatives</text:p>
      <text:p text:style-name="Standard">Test data: 192 positives, 192 negatives</text:p>
      <text:p text:style-name="Standard">Fold 4, Train: AUROC=0.965321 AUPR=0.967135; Test: AUROC=0.874973, AUPR=0.900391</text:p>
      <text:p text:style-name="Standard">Train data: 1730 positives, 1731 negatives</text:p>
      <text:p text:style-name="Standard">Test data: 193 positives, 192 negatives</text:p>
      <text:p text:style-name="Standard">Fold 5, Train: AUROC=0.965071 AUPR=0.966747; Test: AUROC=0.872274, AUPR=0.892061</text:p>
      <text:p text:style-name="Standard">Train data: 1731 positives, 1731 negatives</text:p>
      <text:p text:style-name="Standard"><text:soft-page-break/>Test data: 192 positives, 192 negatives</text:p>
      <text:p text:style-name="Standard">Fold 6, Train: AUROC=0.966930 AUPR=0.969043; Test: AUROC=0.814317, AUPR=0.849139</text:p>
      <text:p text:style-name="Standard">Train data: 1730 positives, 1730 negatives</text:p>
      <text:p text:style-name="Standard">Test data: 193 positives, 193 negatives</text:p>
      <text:p text:style-name="Standard">Fold 7, Train: AUROC=0.966425 AUPR=0.967953; Test: AUROC=0.830868, AUPR=0.870329</text:p>
      <text:p text:style-name="Standard">Train data: 1731 positives, 1730 negatives</text:p>
      <text:p text:style-name="Standard">Test data: 192 positives, 193 negatives</text:p>
      <text:p text:style-name="Standard">Fold 8, Train: AUROC=0.961777 AUPR=0.964556; Test: AUROC=0.836815, AUPR=0.875885</text:p>
      <text:p text:style-name="Standard">Train data: 1731 positives, 1730 negatives</text:p>
      <text:p text:style-name="Standard">Test data: 192 positives, 193 negatives</text:p>
      <text:p text:style-name="Standard">Fold 9, Train: AUROC=0.969240 AUPR=0.970073; Test: AUROC=0.824914, AUPR=0.863478</text:p>
      <text:p text:style-name="Standard">Train data: 1731 positives, 1731 negatives</text:p>
      <text:p text:style-name="Standard">Test data: 192 positives, 192 negatives</text:p>
      <text:p text:style-name="Standard">Fold 10, Train: AUROC=0.964486 AUPR=0.966499; Test: AUROC=0.874186, AUPR=0.896574</text:p>
      <text:p text:style-name="Standard">Repetition #3</text:p>
      <text:p text:style-name="Standard">Train data: 1730 positives, 1731 negatives</text:p>
      <text:p text:style-name="Standard">Test data: 193 positives, 192 negatives</text:p>
      <text:p text:style-name="Standard">Fold 1, Train: AUROC=0.966069 AUPR=0.968491; Test: AUROC=0.843129, AUPR=0.883994</text:p>
      <text:p text:style-name="Standard">Train data: 1731 positives, 1731 negatives</text:p>
      <text:p text:style-name="Standard">Test data: 192 positives, 192 negatives</text:p>
      <text:p text:style-name="Standard">Fold 2, Train: AUROC=0.967495 AUPR=0.969819; Test: AUROC=0.816596, AUPR=0.864792</text:p>
      <text:p text:style-name="Standard">Train data: 1731 positives, 1730 negatives</text:p>
      <text:p text:style-name="Standard">Test data: 192 positives, 193 negatives</text:p>
      <text:p text:style-name="Standard">Fold 3, Train: AUROC=0.967057 AUPR=0.968764; Test: AUROC=0.824455, AUPR=0.863630</text:p>
      <text:p text:style-name="Standard">Train data: 1730 positives, 1731 negatives</text:p>
      <text:p text:style-name="Standard">Test data: 193 positives, 192 negatives</text:p>
      <text:p text:style-name="Standard">Fold 4, Train: AUROC=0.966250 AUPR=0.968642; Test: AUROC=0.860293, AUPR=0.891981</text:p>
      <text:p text:style-name="Standard">Train data: 1731 positives, 1731 negatives</text:p>
      <text:p text:style-name="Standard">Test data: 192 positives, 192 negatives</text:p>
      <text:p text:style-name="Standard">Fold 5, Train: AUROC=0.965881 AUPR=0.968385; Test: AUROC=0.854872, AUPR=0.887387</text:p>
      <text:p text:style-name="Standard">Train data: 1731 positives, 1731 negatives</text:p>
      <text:p text:style-name="Standard">Test data: 192 positives, 192 negatives</text:p>
      <text:p text:style-name="Standard">Fold 6, Train: AUROC=0.966989 AUPR=0.969655; Test: AUROC=0.860162, AUPR=0.884102</text:p>
      <text:p text:style-name="Standard">Train data: 1731 positives, 1730 negatives</text:p>
      <text:p text:style-name="Standard">Test data: 192 positives, 193 negatives</text:p>
      <text:p text:style-name="Standard">Fold 7, Train: AUROC=0.968988 AUPR=0.971008; Test: AUROC=0.842940, AUPR=0.870887</text:p>
      <text:p text:style-name="Standard">Train data: 1731 positives, 1730 negatives</text:p>
      <text:p text:style-name="Standard">Test data: 192 positives, 193 negatives</text:p>
      <text:p text:style-name="Standard">Fold 8, Train: AUROC=0.966713 AUPR=0.968285; Test: AUROC=0.869522, AUPR=0.901852</text:p>
      <text:p text:style-name="Standard">Train data: 1731 positives, 1731 negatives</text:p>
      <text:p text:style-name="Standard">Test data: 192 positives, 192 negatives</text:p>
      <text:p text:style-name="Standard">Fold 9, Train: AUROC=0.965905 AUPR=0.968196; Test: AUROC=0.858453, AUPR=0.889773</text:p>
      <text:p text:style-name="Standard">Train data: 1730 positives, 1731 negatives</text:p>
      <text:p text:style-name="Standard">Test data: 193 positives, 192 negatives</text:p>
      <text:p text:style-name="Standard">Fold 10, Train: AUROC=0.971190 AUPR=0.972718; Test: AUROC=0.840242, AUPR=0.874525</text:p>
      <text:p text:style-name="Standard">Repetition #4</text:p>
      <text:p text:style-name="Standard">Train data: 1731 positives, 1731 negatives</text:p>
      <text:p text:style-name="Standard">Test data: 192 positives, 192 negatives</text:p>
      <text:p text:style-name="Standard">Fold 1, Train: AUROC=0.965815 AUPR=0.967408; Test: AUROC=0.873427, AUPR=0.893267</text:p>
      <text:p text:style-name="Standard"><text:soft-page-break/>Train data: 1731 positives, 1730 negatives</text:p>
      <text:p text:style-name="Standard">Test data: 192 positives, 193 negatives</text:p>
      <text:p text:style-name="Standard">Fold 2, Train: AUROC=0.966321 AUPR=0.967584; Test: AUROC=0.842293, AUPR=0.870218</text:p>
      <text:p text:style-name="Standard">Train data: 1731 positives, 1730 negatives</text:p>
      <text:p text:style-name="Standard">Test data: 192 positives, 193 negatives</text:p>
      <text:p text:style-name="Standard">Fold 3, Train: AUROC=0.964499 AUPR=0.965286; Test: AUROC=0.873813, AUPR=0.899621</text:p>
      <text:p text:style-name="Standard">Train data: 1731 positives, 1730 negatives</text:p>
      <text:p text:style-name="Standard">Test data: 192 positives, 193 negatives</text:p>
      <text:p text:style-name="Standard">Fold 4, Train: AUROC=0.963746 AUPR=0.964659; Test: AUROC=0.833549, AUPR=0.877198</text:p>
      <text:p text:style-name="Standard">Train data: 1731 positives, 1731 negatives</text:p>
      <text:p text:style-name="Standard">Test data: 192 positives, 192 negatives</text:p>
      <text:p text:style-name="Standard">Fold 5, Train: AUROC=0.966326 AUPR=0.967781; Test: AUROC=0.831000, AUPR=0.866368</text:p>
      <text:p text:style-name="Standard">Train data: 1730 positives, 1731 negatives</text:p>
      <text:p text:style-name="Standard">Test data: 193 positives, 192 negatives</text:p>
      <text:p text:style-name="Standard">Fold 6, Train: AUROC=0.967314 AUPR=0.968402; Test: AUROC=0.803568, AUPR=0.850652</text:p>
      <text:p text:style-name="Standard">Train data: 1730 positives, 1731 negatives</text:p>
      <text:p text:style-name="Standard">Test data: 193 positives, 192 negatives</text:p>
      <text:p text:style-name="Standard">Fold 7, Train: AUROC=0.965172 AUPR=0.966251; Test: AUROC=0.874028, AUPR=0.902732</text:p>
      <text:p text:style-name="Standard">Train data: 1731 positives, 1731 negatives</text:p>
      <text:p text:style-name="Standard">Test data: 192 positives, 192 negatives</text:p>
      <text:p text:style-name="Standard">Fold 8, Train: AUROC=0.965167 AUPR=0.966960; Test: AUROC=0.843452, AUPR=0.871381</text:p>
      <text:p text:style-name="Standard">Train data: 1731 positives, 1731 negatives</text:p>
      <text:p text:style-name="Standard">Test data: 192 positives, 192 negatives</text:p>
      <text:p text:style-name="Standard">Fold 9, Train: AUROC=0.966225 AUPR=0.968055; Test: AUROC=0.822184, AUPR=0.850830</text:p>
      <text:p text:style-name="Standard">Train data: 1730 positives, 1731 negatives</text:p>
      <text:p text:style-name="Standard">Test data: 193 positives, 192 negatives</text:p>
      <text:p text:style-name="Standard">Fold 10, Train: AUROC=0.964647 AUPR=0.965637; Test: AUROC=0.845342, AUPR=0.884328</text:p>
      <text:p text:style-name="Standard">Repetition #5</text:p>
      <text:p text:style-name="Standard">Train data: 1731 positives, 1730 negatives</text:p>
      <text:p text:style-name="Standard">Test data: 192 positives, 193 negatives</text:p>
      <text:p text:style-name="Standard">Fold 1, Train: AUROC=0.967360 AUPR=0.970158; Test: AUROC=0.801840, AUPR=0.849265</text:p>
      <text:p text:style-name="Standard">Train data: 1731 positives, 1731 negatives</text:p>
      <text:p text:style-name="Standard">Test data: 192 positives, 192 negatives</text:p>
      <text:p text:style-name="Standard">Fold 2, Train: AUROC=0.965417 AUPR=0.968076; Test: AUROC=0.865289, AUPR=0.899342</text:p>
      <text:p text:style-name="Standard">Train data: 1730 positives, 1731 negatives</text:p>
      <text:p text:style-name="Standard">Test data: 193 positives, 192 negatives</text:p>
      <text:p text:style-name="Standard">Fold 3, Train: AUROC=0.970654 AUPR=0.971964; Test: AUROC=0.844236, AUPR=0.877906</text:p>
      <text:p text:style-name="Standard">Train data: 1731 positives, 1731 negatives</text:p>
      <text:p text:style-name="Standard">Test data: 192 positives, 192 negatives</text:p>
      <text:p text:style-name="Standard">Fold 4, Train: AUROC=0.969298 AUPR=0.971544; Test: AUROC=0.873698, AUPR=0.901261</text:p>
      <text:p text:style-name="Standard">Train data: 1731 positives, 1730 negatives</text:p>
      <text:p text:style-name="Standard">Test data: 192 positives, 193 negatives</text:p>
      <text:p text:style-name="Standard">Fold 5, Train: AUROC=0.965594 AUPR=0.967791; Test: AUROC=0.858107, AUPR=0.889246</text:p>
      <text:p text:style-name="Standard">Train data: 1731 positives, 1731 negatives</text:p>
      <text:p text:style-name="Standard">Test data: 192 positives, 192 negatives</text:p>
      <text:p text:style-name="Standard">Fold 6, Train: AUROC=0.967307 AUPR=0.969570; Test: AUROC=0.815348, AUPR=0.858829</text:p>
      <text:p text:style-name="Standard">Train data: 1730 positives, 1730 negatives</text:p>
      <text:p text:style-name="Standard">Test data: 193 positives, 193 negatives</text:p>
      <text:p text:style-name="Standard">Fold 7, Train: AUROC=0.967937 AUPR=0.970115; Test: AUROC=0.815512, AUPR=0.853124</text:p>
      <text:p text:style-name="Standard"><text:soft-page-break/>Train data: 1731 positives, 1731 negatives</text:p>
      <text:p text:style-name="Standard">Test data: 192 positives, 192 negatives</text:p>
      <text:p text:style-name="Standard">Fold 8, Train: AUROC=0.967226 AUPR=0.969284; Test: AUROC=0.880751, AUPR=0.899755</text:p>
      <text:p text:style-name="Standard">Train data: 1731 positives, 1731 negatives</text:p>
      <text:p text:style-name="Standard">Test data: 192 positives, 192 negatives</text:p>
      <text:p text:style-name="Standard">Fold 9, Train: AUROC=0.968533 AUPR=0.970061; Test: AUROC=0.892524, AUPR=0.913453</text:p>
      <text:p text:style-name="Standard">Train data: 1730 positives, 1731 negatives</text:p>
      <text:p text:style-name="Standard">Test data: 193 positives, 192 negatives</text:p>
      <text:p text:style-name="Standard">Fold 10, Train: AUROC=0.967313 AUPR=0.969517; Test: AUROC=0.815280, AUPR=0.856200</text:p>
      <text:p text:style-name="Standard">Repetition #1: AUROC=0.851348, AUPR=0.883679</text:p>
      <text:p text:style-name="Standard">Repetition #2: AUROC=0.847534, AUPR=0.879013</text:p>
      <text:p text:style-name="Standard">Repetition #3: AUROC=0.847066, AUPR=0.881292</text:p>
      <text:p text:style-name="Standard">Repetition #4: AUROC=0.844266, AUPR=0.876660</text:p>
      <text:p text:style-name="Standard">Repetition #5: AUROC=0.846258, AUPR=0.879838</text:p>
      <text:p text:style-name="Standard">Mean: AUROC=0.847295, AUPR=0.88009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08:59:32.461819949</meta:creation-date>
    <dc:date>2023-10-04T10:02:15.614093001</dc:date>
    <meta:editing-duration>PT1H2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62" meta:word-count="1034" meta:character-count="8379" meta:non-whitespace-character-count="7507"/>
  </office:meta>
</office:document-meta>
</file>